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dG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string" calcext:value-type="string">
            <text:p>TATT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CATT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string" calcext:value-type="string">
            <text:p>TATC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string" calcext:value-type="string">
            <text:p>TATG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TAG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TTAT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CTAT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TAC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GTAT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TAG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GCGG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string" calcext:value-type="string">
            <text:p>TCGT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string" calcext:value-type="string">
            <text:p>CCGT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string" calcext:value-type="string">
            <text:p>TCGC</text:p>
          </table:table-cell>
          <table:table-cell office:value-type="float" office:value="-0.81" calcext:value-type="float">
            <text:p>-0.81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string" calcext:value-type="string">
            <text:p>TCGG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string" calcext:value-type="string">
            <text:p>GGCG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string" calcext:value-type="string">
            <text:p>TGCT</text:p>
          </table:table-cell>
          <table:table-cell office:value-type="float" office:value="-1.13" calcext:value-type="float">
            <text:p>-1.13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float" office:value="-0.89" calcext:value-type="float">
            <text:p>-0.89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string" calcext:value-type="string">
            <text:p>CGCT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string" calcext:value-type="string">
            <text:p>TGCC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string" calcext:value-type="string">
            <text:p>GGCT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office:value-type="string" calcext:value-type="string">
            <text:p>TGCG</text:p>
          </table:table-cell>
          <table:table-cell office:value-type="float" office:value="-0.62" calcext:value-type="float">
            <text:p>-0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3:50:35.411540841</meta:creation-date>
    <dc:date>2021-03-19T14:47:59.627951210</dc:date>
    <meta:editing-duration>PT47M41S</meta:editing-duration>
    <meta:editing-cycles>2</meta:editing-cycles>
    <meta:generator>LibreOffice/4.2.8.2$Linux_X86_64 LibreOffice_project/420m0$Build-2</meta:generator>
    <meta:document-statistic meta:table-count="1" meta:cell-count="98" meta:object-count="0"/>
  </office:meta>
</office:document-meta>
</file>